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9bbe" officeooo:paragraph-rsid="0016a0b9"/>
    </style:style>
    <style:style style:name="P2" style:family="paragraph" style:parent-style-name="Standard" style:list-style-name="L1">
      <style:text-properties officeooo:paragraph-rsid="0016a0b9"/>
    </style:style>
    <style:style style:name="P3" style:family="paragraph" style:parent-style-name="Standard" style:list-style-name="L1">
      <style:text-properties officeooo:paragraph-rsid="00185cfa"/>
    </style:style>
    <style:style style:name="P4" style:family="paragraph" style:parent-style-name="Standard" style:list-style-name="L1">
      <style:text-properties officeooo:paragraph-rsid="002380c1"/>
    </style:style>
    <style:style style:name="P5" style:family="paragraph" style:parent-style-name="Standard" style:list-style-name="L1">
      <style:text-properties officeooo:paragraph-rsid="0023d3c9"/>
    </style:style>
    <style:style style:name="P6" style:family="paragraph" style:parent-style-name="Standard" style:list-style-name="L1">
      <style:text-properties officeooo:rsid="000d701a" officeooo:paragraph-rsid="0016a0b9"/>
    </style:style>
    <style:style style:name="P7" style:family="paragraph" style:parent-style-name="Standard" style:list-style-name="L1">
      <style:text-properties officeooo:rsid="0038edb2" officeooo:paragraph-rsid="0016a0b9"/>
    </style:style>
    <style:style style:name="P8" style:family="paragraph" style:parent-style-name="Standard" style:list-style-name="L1">
      <style:text-properties officeooo:rsid="001446d8" officeooo:paragraph-rsid="0016a0b9"/>
    </style:style>
    <style:style style:name="P9" style:family="paragraph" style:parent-style-name="Standard" style:list-style-name="L1">
      <style:text-properties officeooo:rsid="000da583" officeooo:paragraph-rsid="0016a0b9"/>
    </style:style>
    <style:style style:name="P10" style:family="paragraph" style:parent-style-name="Standard" style:list-style-name="L1">
      <style:text-properties officeooo:rsid="00116b5a" officeooo:paragraph-rsid="0016a0b9"/>
    </style:style>
    <style:style style:name="P11" style:family="paragraph" style:parent-style-name="Standard" style:list-style-name="L1">
      <style:text-properties officeooo:rsid="00116b5a" officeooo:paragraph-rsid="00185cfa"/>
    </style:style>
    <style:style style:name="P12" style:family="paragraph" style:parent-style-name="Standard" style:list-style-name="L1">
      <style:text-properties officeooo:rsid="00185cfa" officeooo:paragraph-rsid="00185cfa"/>
    </style:style>
    <style:style style:name="P13" style:family="paragraph" style:parent-style-name="Standard" style:list-style-name="L1">
      <style:text-properties fo:language="ru" fo:country="RU" officeooo:rsid="00116b5a" officeooo:paragraph-rsid="00185cfa"/>
    </style:style>
    <style:style style:name="P14" style:family="paragraph" style:parent-style-name="Standard" style:list-style-name="L1">
      <style:text-properties fo:language="ru" fo:country="RU" officeooo:rsid="0029720b" officeooo:paragraph-rsid="00185cfa"/>
    </style:style>
    <style:style style:name="P15" style:family="paragraph" style:parent-style-name="Standard" style:list-style-name="L1">
      <style:text-properties fo:language="ru" fo:country="RU" officeooo:rsid="0013327c" officeooo:paragraph-rsid="00185cfa"/>
    </style:style>
    <style:style style:name="P16" style:family="paragraph" style:parent-style-name="Standard" style:list-style-name="L1">
      <style:text-properties fo:language="ru" fo:country="RU" officeooo:rsid="0019e305" officeooo:paragraph-rsid="0019e305"/>
    </style:style>
    <style:style style:name="P17" style:family="paragraph" style:parent-style-name="Standard" style:list-style-name="L1">
      <style:text-properties fo:language="ru" fo:country="RU" officeooo:rsid="001cfff2" officeooo:paragraph-rsid="001cfff2"/>
    </style:style>
    <style:style style:name="P18" style:family="paragraph" style:parent-style-name="Standard" style:list-style-name="L1">
      <style:text-properties fo:language="ru" fo:country="RU" officeooo:rsid="001e3828" officeooo:paragraph-rsid="001e3828"/>
    </style:style>
    <style:style style:name="P19" style:family="paragraph" style:parent-style-name="Standard" style:list-style-name="L1">
      <style:text-properties fo:language="ru" fo:country="RU" officeooo:rsid="001fd3f5" officeooo:paragraph-rsid="001fd3f5"/>
    </style:style>
    <style:style style:name="P20" style:family="paragraph" style:parent-style-name="Standard" style:list-style-name="L1">
      <style:text-properties fo:language="ru" fo:country="RU" officeooo:rsid="0022811c" officeooo:paragraph-rsid="0022811c"/>
    </style:style>
    <style:style style:name="P21" style:family="paragraph" style:parent-style-name="Standard" style:list-style-name="L1">
      <style:text-properties fo:language="ru" fo:country="RU" officeooo:rsid="00234b20" officeooo:paragraph-rsid="00234b20"/>
    </style:style>
    <style:style style:name="P22" style:family="paragraph" style:parent-style-name="Standard" style:list-style-name="L1">
      <style:text-properties fo:language="ru" fo:country="RU" officeooo:rsid="002380c1" officeooo:paragraph-rsid="002380c1"/>
    </style:style>
    <style:style style:name="P23" style:family="paragraph" style:parent-style-name="Standard" style:list-style-name="L1">
      <style:text-properties fo:language="ru" fo:country="RU" officeooo:rsid="002391c6" officeooo:paragraph-rsid="002391c6"/>
    </style:style>
    <style:style style:name="P24" style:family="paragraph" style:parent-style-name="Standard" style:list-style-name="L1">
      <style:text-properties officeooo:rsid="001aeeb8" officeooo:paragraph-rsid="001aeeb8"/>
    </style:style>
    <style:style style:name="P25" style:family="paragraph" style:parent-style-name="Standard" style:list-style-name="L1">
      <style:text-properties officeooo:rsid="001b3896" officeooo:paragraph-rsid="001b3896"/>
    </style:style>
    <style:style style:name="P26" style:family="paragraph" style:parent-style-name="Standard" style:list-style-name="L1">
      <style:text-properties fo:language="en" fo:country="US" officeooo:rsid="001e3828" officeooo:paragraph-rsid="001e3828"/>
    </style:style>
    <style:style style:name="T1" style:family="text">
      <style:text-properties officeooo:rsid="0016a0b9"/>
    </style:style>
    <style:style style:name="T2" style:family="text">
      <style:text-properties officeooo:rsid="000d701a"/>
    </style:style>
    <style:style style:name="T3" style:family="text">
      <style:text-properties officeooo:rsid="000da583"/>
    </style:style>
    <style:style style:name="T4" style:family="text">
      <style:text-properties officeooo:rsid="00177000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3327c"/>
    </style:style>
    <style:style style:name="T7" style:family="text">
      <style:text-properties fo:language="en" fo:country="US" officeooo:rsid="0023d3c9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16b5a"/>
    </style:style>
    <style:style style:name="T10" style:family="text">
      <style:text-properties fo:language="ru" fo:country="RU" officeooo:rsid="0013327c"/>
    </style:style>
    <style:style style:name="T11" style:family="text">
      <style:text-properties fo:language="ru" fo:country="RU" officeooo:rsid="0029720b"/>
    </style:style>
    <style:style style:name="T12" style:family="text">
      <style:text-properties fo:language="ru" fo:country="RU" officeooo:rsid="002391c6"/>
    </style:style>
    <style:style style:name="T13" style:family="text">
      <style:text-properties fo:language="ru" fo:country="RU" officeooo:rsid="002380c1"/>
    </style:style>
    <style:style style:name="T14" style:family="text">
      <style:text-properties fo:language="ru" fo:country="RU" officeooo:rsid="0023d3c9"/>
    </style:style>
    <style:style style:name="T15" style:family="text">
      <style:text-properties officeooo:rsid="001e3828"/>
    </style:style>
    <style:style style:name="T16" style:family="text">
      <style:text-properties officeooo:rsid="001fd3f5"/>
    </style:style>
    <style:style style:name="T17" style:family="text">
      <style:text-properties officeooo:rsid="0020fbee"/>
    </style:style>
    <style:style style:name="T18" style:family="text">
      <style:text-properties officeooo:rsid="002391c6"/>
    </style:style>
    <style:style style:name="T19" style:family="text">
      <style:text-properties officeooo:rsid="0023d3c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Курс </text:span>СBDS01 «Основы цифровой схемотехники» <text:span text:style-name="T1">(базовый)</text:span></text:p>
      <text:h text:style-name="Heading_20_2" text:outline-level="2">Программа курса</text:h>
      <text:list xml:id="list1458560033" text:style-name="L1">
        <text:list-item>
          <text:p text:style-name="P2"><text:span text:style-name="T1">Физические основы</text:span><text:span text:style-name="T2">.</text:span></text:p>
          <text:list>
            <text:list-item>
              <text:p text:style-name="P6">Понятие электрического заряда. Взаимодействие статических зарядов. Закон Кулона.</text:p>
            </text:list-item>
            <text:list-item>
              <text:p text:style-name="P6">Электрическое поле. Напряженность поля.</text:p>
            </text:list-item>
            <text:list-item>
              <text:p text:style-name="P6">Работа заряда в поле. Потенциал.</text:p>
            </text:list-item>
            <text:list-item>
              <text:p text:style-name="P6">Напряжение и ток. <text:span text:style-name="T3">Источники напряжения и тока. </text:span><text:span text:style-name="T4">Измерение.</text:span></text:p>
            </text:list-item>
            <text:list-item>
              <text:p text:style-name="P7">Магнитное поле. Действие на движущиеся заряды. Электромагнитная индукция.</text:p>
            </text:list-item>
          </text:list>
        </text:list-item>
        <text:list-item>
          <text:p text:style-name="P12">Что такое «Теория электрических цепей».</text:p>
          <text:list>
            <text:list-item>
              <text:p text:style-name="P12">Ограничения ТЭЦ.</text:p>
            </text:list-item>
            <text:list-item>
              <text:p text:style-name="P24">Линейные цепи.</text:p>
            </text:list-item>
            <text:list-item>
              <text:p text:style-name="P8">Правила Кирхгофа.</text:p>
            </text:list-item>
          </text:list>
        </text:list-item>
        <text:list-item>
          <text:p text:style-name="P24">Источники постоянного напряжения и тока.</text:p>
          <text:list>
            <text:list-item>
              <text:p text:style-name="P24">Идеальный источник постоянного напряжения.</text:p>
            </text:list-item>
            <text:list-item>
              <text:p text:style-name="P24">Идеальный источник постоянного тока.</text:p>
            </text:list-item>
            <text:list-item>
              <text:p text:style-name="P24">Реальный источник постоянного напряжения.</text:p>
            </text:list-item>
            <text:list-item>
              <text:p text:style-name="P24">Реальный источник постоянного тока.</text:p>
            </text:list-item>
            <text:list-item>
              <text:p text:style-name="P24">Примеры источников напряжения и тока.</text:p>
            </text:list-item>
          </text:list>
        </text:list-item>
        <text:list-item>
          <text:p text:style-name="P9">Резистор. </text:p>
          <text:list>
            <text:list-item>
              <text:p text:style-name="P10">Устройство.</text:p>
            </text:list-item>
            <text:list-item>
              <text:p text:style-name="P9">Закон Ома. Сопротивление и проводимость.</text:p>
            </text:list-item>
            <text:list-item>
              <text:p text:style-name="P9">Мощность, выделяемая резистором.</text:p>
            </text:list-item>
            <text:list-item>
              <text:p text:style-name="P9">Тепловое сопротивление.</text:p>
            </text:list-item>
            <text:list-item>
              <text:p text:style-name="P9">Параллельное и последовательное включение.</text:p>
            </text:list-item>
            <text:list-item>
              <text:p text:style-name="P9">Делитель напряжения.</text:p>
            </text:list-item>
            <text:list-item>
              <text:p text:style-name="P25">Паразитные параметры реальных резисторов.</text:p>
            </text:list-item>
          </text:list>
        </text:list-item>
        <text:list-item>
          <text:p text:style-name="P9">Эквивалентные преобразования схем.</text:p>
          <text:list>
            <text:list-item>
              <text:p text:style-name="P9">Теорема Тевенина.</text:p>
            </text:list-item>
            <text:list-item>
              <text:p text:style-name="P9">Теорема Нортона.</text:p>
            </text:list-item>
          </text:list>
        </text:list-item>
        <text:list-item>
          <text:p text:style-name="P9">Нелинейные элементы. Динамическое (дифференциальное) сопротивление.</text:p>
          <text:list>
            <text:list-item>
              <text:p text:style-name="P1">Диод.</text:p>
            </text:list-item>
            <text:list-item>
              <text:p text:style-name="P1">Стабилитрон (диод Зенера).</text:p>
            </text:list-item>
            <text:list-item>
              <text:p text:style-name="P1">Туннельный диод.</text:p>
            </text:list-item>
          </text:list>
        </text:list-item>
        <text:list-item>
          <text:p text:style-name="P11">Реактивные элементы.</text:p>
          <text:list>
            <text:list-item>
              <text:p text:style-name="P11">Конденсатор.</text:p>
              <text:list>
                <text:list-item>
                  <text:p text:style-name="P11">Устройство.</text:p>
                </text:list-item>
                <text:list-item>
                  <text:p text:style-name="P11">Емкость. Единицы измерения.</text:p>
                </text:list-item>
                <text:list-item>
                  <text:p text:style-name="P11">Поведение на постоянном и переменном токе.</text:p>
                </text:list-item>
                <text:list-item>
                  <text:p text:style-name="P11">Параллельное и последовательное включение.</text:p>
                </text:list-item>
                <text:list-item>
                  <text:p text:style-name="P11">Процессы в <text:span text:style-name="T5">RC-</text:span><text:span text:style-name="T8">цепях. Дифференцирующие и интегрирующие цепи.</text:span></text:p>
                </text:list-item>
                <text:list-item>
                  <text:p text:style-name="P13">Влияние паразитных емкостей.</text:p>
                </text:list-item>
                <text:list-item>
                  <text:p text:style-name="P14">Отличия реальных конденсаторов от идеального.</text:p>
                </text:list-item>
              </text:list>
            </text:list-item>
            <text:list-item>
              <text:p text:style-name="P15">Индуктивность.</text:p>
              <text:list>
                <text:list-item>
                  <text:p text:style-name="P15">Устройство.</text:p>
                </text:list-item>
                <text:list-item>
                  <text:p text:style-name="P15"><text:soft-page-break/>Единицы измерения.</text:p>
                </text:list-item>
                <text:list-item>
                  <text:p text:style-name="P11">Поведение на постоянном и переменном токе.</text:p>
                </text:list-item>
                <text:list-item>
                  <text:p text:style-name="P11">Параллельное и последовательное включение.</text:p>
                </text:list-item>
                <text:list-item>
                  <text:p text:style-name="P11">Процессы в <text:span text:style-name="T5">R</text:span><text:span text:style-name="T6">L</text:span><text:span text:style-name="T5">-</text:span><text:span text:style-name="T8">цепях. Дифференцирующие и интегрирующие цепи.</text:span></text:p>
                </text:list-item>
                <text:list-item>
                  <text:p text:style-name="P3"><text:span text:style-name="T9">Влияние паразитных </text:span><text:span text:style-name="T10">индуктивн</text:span><text:span text:style-name="T9">остей.</text:span></text:p>
                </text:list-item>
                <text:list-item>
                  <text:p text:style-name="P3"><text:span text:style-name="T11">Отличия реальных </text:span><text:span text:style-name="T10">индуктивн</text:span><text:span text:style-name="T9">остей</text:span><text:span text:style-name="T11"> от идеальной.</text:span></text:p>
                </text:list-item>
              </text:list>
            </text:list-item>
          </text:list>
        </text:list-item>
        <text:list-item>
          <text:p text:style-name="P16">Полевой транзистор с изолированным затвором (<text:span text:style-name="T5">CMOS).</text:span></text:p>
          <text:list>
            <text:list-item>
              <text:p text:style-name="P16">Устройство.</text:p>
            </text:list-item>
            <text:list-item>
              <text:p text:style-name="P16">Реальные характеристики.</text:p>
            </text:list-item>
            <text:list-item>
              <text:p text:style-name="P16">Упрощенная модель 1 (идеальный ключ).</text:p>
            </text:list-item>
            <text:list-item>
              <text:p text:style-name="P16">Упрощенная модель 2 (ключ с конечным внутренним сопротивлением).</text:p>
            </text:list-item>
            <text:list-item>
              <text:p text:style-name="P16">Специальные транзисторы для работы в цифровых схемах.</text:p>
            </text:list-item>
          </text:list>
        </text:list-item>
        <text:list-item>
          <text:p text:style-name="P17">Комбинационная логика.</text:p>
          <text:list>
            <text:list-item>
              <text:p text:style-name="P17">Одиночный ключ как логический элемент. <text:span text:style-name="T15">Монтажное «И/ИЛИ».</text:span></text:p>
            </text:list-item>
            <text:list-item>
              <text:p text:style-name="P17">Реализация логических функций на одиночных ключах.</text:p>
            </text:list-item>
            <text:list-item>
              <text:p text:style-name="P17">Недостатки логики на одиночных ключах.</text:p>
            </text:list-item>
            <text:list-item>
              <text:p text:style-name="P17">Схема «тотемный столб».</text:p>
            </text:list-item>
            <text:list-item>
              <text:p text:style-name="P17">Логические вентили.</text:p>
            </text:list-item>
            <text:list-item>
              <text:p text:style-name="P17">Дешифратор.</text:p>
            </text:list-item>
            <text:list-item>
              <text:p text:style-name="P17">Мультиплексор.</text:p>
            </text:list-item>
            <text:list-item>
              <text:p text:style-name="P17">Полусумматор и сумматор.</text:p>
            </text:list-item>
            <text:list-item>
              <text:p text:style-name="P17">Реализация произвольных логических функций на мультиплексорах и запоминающих устройствах.</text:p>
            </text:list-item>
          </text:list>
        </text:list-item>
        <text:list-item>
          <text:p text:style-name="P18">Триггеры.</text:p>
          <text:list>
            <text:list-item>
              <text:p text:style-name="P26">RS-<text:span text:style-name="T8">триггер.</text:span></text:p>
            </text:list-item>
            <text:list-item>
              <text:p text:style-name="P26">D-<text:span text:style-name="T8">триггер.</text:span></text:p>
            </text:list-item>
            <text:list-item>
              <text:p text:style-name="P26">T-<text:span text:style-name="T8">триггер.</text:span></text:p>
            </text:list-item>
            <text:list-item>
              <text:p text:style-name="P26">JK-<text:span text:style-name="T8">триггер.</text:span></text:p>
            </text:list-item>
          </text:list>
        </text:list-item>
        <text:list-item>
          <text:p text:style-name="P18">Асинхронные и синхронные цифровые схемы.</text:p>
        </text:list-item>
        <text:list-item>
          <text:p text:style-name="P18">Регистры.</text:p>
          <text:list>
            <text:list-item>
              <text:p text:style-name="P18">Регистр-защелка.</text:p>
            </text:list-item>
            <text:list-item>
              <text:p text:style-name="P18">Динамический регистр.</text:p>
            </text:list-item>
            <text:list-item>
              <text:p text:style-name="P18">Сдвиговый регистр. <text:span text:style-name="T16">Параллельная и последовательная загрузка.</text:span></text:p>
            </text:list-item>
            <text:list-item>
              <text:p text:style-name="P19">Асинхронный счетчик.</text:p>
            </text:list-item>
            <text:list-item>
              <text:p text:style-name="P19">Синхронный счетчик.</text:p>
            </text:list-item>
          </text:list>
        </text:list-item>
        <text:list-item>
          <text:p text:style-name="P21">Запоминающие устройства.</text:p>
          <text:list>
            <text:list-item>
              <text:p text:style-name="P21">Оперативное запоминающее устройство (ОЗУ).</text:p>
              <text:list>
                <text:list-item>
                  <text:p text:style-name="P21">Статическое ОЗУ.</text:p>
                </text:list-item>
                <text:list-item>
                  <text:p text:style-name="P21">Динамическое ОЗУ.</text:p>
                </text:list-item>
                <text:list-item>
                  <text:p text:style-name="P21">Специальные разновидности.</text:p>
                  <text:list>
                    <text:list-item>
                      <text:p text:style-name="P21">Двухпортовое ОЗУ.</text:p>
                    </text:list-item>
                    <text:list-item>
                      <text:p text:style-name="P21">Буфер <text:span text:style-name="T5">FIFO.</text:span></text:p>
                    </text:list-item>
                  </text:list>
                </text:list-item>
              </text:list>
            </text:list-item>
            <text:list-item>
              <text:p text:style-name="P21">Постоянное запоминающее устройство (ПЗУ).</text:p>
              <text:list>
                <text:list-item>
                  <text:p text:style-name="P21">Масочное ПЗУ.</text:p>
                </text:list-item>
                <text:list-item>
                  <text:p text:style-name="P21">Однократно программируемое ПЗУ.</text:p>
                </text:list-item>
                <text:list-item>
                  <text:p text:style-name="P21">Репрограммируемое ПЗУ (РППЗУ).</text:p>
                </text:list-item>
              </text:list>
            </text:list-item>
          </text:list>
        </text:list-item>
        <text:list-item>
          <text:p text:style-name="P19"><text:span text:style-name="T17">Детерминированный к</text:span>онечны<text:span text:style-name="T17">й</text:span> автомат.</text:p>
          <text:list>
            <text:list-item>
              <text:p text:style-name="P20">Общее определение.</text:p>
            </text:list-item>
            <text:list-item>
              <text:p text:style-name="P20">Автомат Мура.</text:p>
            </text:list-item>
            <text:list-item>
              <text:p text:style-name="P20">Автомат Мили.</text:p>
            </text:list-item>
            <text:list-item>
              <text:p text:style-name="P21">Реализация конечного автомата.</text:p>
            </text:list-item>
          </text:list>
        </text:list-item>
        <text:list-item>
          <text:p text:style-name="P4"><text:span text:style-name="T12">Особенности проектирования цифровых устройств</text:span><text:span text:style-name="T13">.</text:span></text:p>
          <text:list>
            <text:list-item>
              <text:p text:style-name="P22"><text:soft-page-break/>Особенности энергопотребления цифровых схем.</text:p>
            </text:list-item>
            <text:list-item>
              <text:p text:style-name="P22">Обеспечение стабильности работы.</text:p>
            </text:list-item>
            <text:list-item>
              <text:p text:style-name="P22">Ограничения по нагрузочной способности выходов.</text:p>
            </text:list-item>
            <text:list-item>
              <text:p text:style-name="P23">Управление мощными нагрузками.</text:p>
            </text:list-item>
            <text:list-item>
              <text:p text:style-name="P23">Обеспечение гальванической развязки.</text:p>
            </text:list-item>
            <text:list-item>
              <text:p text:style-name="P5"><text:span text:style-name="T14">Особенности управления реактивной нагрузкой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2T07:06:19.821000000</meta:creation-date>
    <meta:generator>LibreOffice/6.4.4.2$Windows_X86_64 LibreOffice_project/3d775be2011f3886db32dfd395a6a6d1ca2630ff</meta:generator>
    <dc:date>2023-01-12T11:05:14.950000000</dc:date>
    <meta:editing-duration>PT2H3M47S</meta:editing-duration>
    <meta:editing-cycles>5</meta:editing-cycles>
    <meta:document-statistic meta:table-count="0" meta:image-count="0" meta:object-count="0" meta:page-count="3" meta:paragraph-count="101" meta:word-count="438" meta:character-count="3562" meta:non-whitespace-character-count="3323"/>
  </office:meta>
</office:document-meta>
</file>